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9955" officeooo:paragraph-rsid="001f9955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e5388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0626b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21aeb5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3b731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56b65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297227"/>
    </style:style>
    <style:style style:name="P9" style:family="paragraph" style:parent-style-name="Standard">
      <style:text-properties officeooo:rsid="001f9955" officeooo:paragraph-rsid="001f9955"/>
    </style:style>
    <style:style style:name="P10" style:family="paragraph" style:parent-style-name="Standard">
      <style:text-properties officeooo:rsid="002a71ab" officeooo:paragraph-rsid="002a71ab"/>
    </style:style>
    <style:style style:name="P11" style:family="paragraph" style:parent-style-name="Preformatted_20_Text">
      <style:text-properties officeooo:rsid="002a71ab" officeooo:paragraph-rsid="002a71ab"/>
    </style:style>
    <style:style style:name="T1" style:family="text">
      <style:text-properties officeooo:rsid="001e5388"/>
    </style:style>
    <style:style style:name="T2" style:family="text">
      <style:text-properties officeooo:rsid="002a71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下载<text:span text:style-name="T2">QQ：</text:span></text:p>
      <text:p text:style-name="P1">参考网站：<text:a xlink:type="simple" xlink:href="https://blog.csdn.net/qq_39268193/article/details/87880219" text:style-name="Internet_20_link" text:visited-style-name="Visited_20_Internet_20_Link">https://blog.csdn.net/qq_39268193/article/details/87880219</text:a></text:p>
      <text:p text:style-name="P11"><text:span text:style-name="Source_20_Text">执行cd deepin-wine</text:span></text:p>
      <text:p text:style-name="P11"><text:span text:style-name="Source_20_Text">未找到文件</text:span></text:p>
      <text:p text:style-name="P11"><text:span text:style-name="Source_20_Text">解决：cd deTab键</text:span></text:p>
      <text:p text:style-name="P10"/>
      <text:p text:style-name="P1"/>
      <text:p text:style-name="P1">下载wps</text:p>
      <text:p text:style-name="P1">参考网站： <text:a xlink:type="simple" xlink:href="https://blog.csdn.net/qq_36428171/article/details/88720452" text:style-name="Internet_20_link" text:visited-style-name="Visited_20_Internet_20_Link">https://blog.csdn.net/qq_36428171/article/details/88720452</text:a></text:p>
      <text:p text:style-name="P1">下载时选择：For X64</text:p>
      <text:p text:style-name="Standard">ubuntu<text:span text:style-name="T1">18安装ros</text:span></text:p>
      <text:p text:style-name="Standard">安装教程：<text:a xlink:type="simple" xlink:href="https://blog.csdn.net/qq_41450811/article/details/99079041" text:style-name="Internet_20_link" text:visited-style-name="Visited_20_Internet_20_Link">https://blog.csdn.net/qq_41450811/article/details/99079041</text:a></text:p>
      <text:p text:style-name="Standard">问题：</text:p>
      <text:p text:style-name="Standard">sudo rosdep init</text:p>
      <text:p text:style-name="Standard">sudo: rosdep：找不到命令</text:p>
      <text:p text:style-name="Standard">rosdep update</text:p>
      <text:p text:style-name="Standard"/>
      <text:p text:style-name="Standard">Command 'rosdep' not found, but can be installed with:</text:p>
      <text:p text:style-name="Standard"/>
      <text:p text:style-name="Standard">sudo apt install python-rosdep2</text:p>
      <text:p text:style-name="Standard">解决：</text:p>
      <text:p text:style-name="Standard">sudo apt install python-rosdep2</text:p>
      <text:p text:style-name="Standard">问题：</text:p>
      <text:p text:style-name="Standard">sudo rosdep init</text:p>
      <text:p text:style-name="Standard">ERROR: cannot download default sources list from:</text:p>
      <text:p text:style-name="Standard">https://raw.githubusercontent.com/ros/rosdistro/master/rosdep/sources.list.d/20-default.list</text:p>
      <text:p text:style-name="Standard">Website may be down.</text:p>
      <text:p text:style-name="Standard">解决：</text:p>
      <text:p text:style-name="Standard">sudo gedit /etc/hosts</text:p>
      <text:p text:style-name="Standard">添加： </text:p>
      <text:p text:style-name="Preformatted_20_Text"><text:span text:style-name="Source_20_Text">199.232.28.133 raw.githubusercontent.com</text:span></text:p>
      <text:p text:style-name="P2"><text:span text:style-name="Source_20_Text">151.101.228.133 raw.github.com</text:span></text:p>
      <text:p text:style-name="P3"><text:span text:style-name="Source_20_Text">保存退出，重新执行 sudo rosdep init</text:span></text:p>
      <text:p text:style-name="P3"><text:span text:style-name="Source_20_Text">rosdep update运行超时，更换网络，不断尝试。</text:span></text:p>
      <text:p text:style-name="P4"><text:span text:style-name="Source_20_Text">ros安装成功后：</text:span></text:p>
      <text:p text:style-name="Text_20_body">检验是否成功方法<text:line-break/>（1）启动ROS MASTER：</text:p>
      <text:p text:style-name="Preformatted_20_Text"><text:span text:style-name="Source_20_Text">roscore</text:span></text:p>
      <text:p text:style-name="Preformatted_20_Text"><text:span text:style-name="Source_20_Text"/></text:p>
      <text:p text:style-name="Preformatted_20_Text"><text:span text:style-name="Source_20_Text"><text:s text:c="3"/>显示 started core service [/rosout]</text:span></text:p>
      <text:p text:style-name="Preformatted_20_Text"><text:span text:style-name="Source_20_Text"/></text:p>
      <text:p text:style-name="Text_20_body">（2）重新打开一个终端，我们要启动小海龟仿真器</text:p>
      <text:p text:style-name="Preformatted_20_Text"><text:span text:style-name="Source_20_Text">rosrun turtlesim turtlesim_node</text:span></text:p>
      <text:p text:style-name="Preformatted_20_Text"><text:span text:style-name="Source_20_Text"/></text:p>
      <text:p text:style-name="Text_20_body">（3）重新打开一个终端哦，开启控制节点，小海龟要动起来</text:p>
      <text:p text:style-name="Preformatted_20_Text"><text:span text:style-name="Source_20_Text">rosrun turtlesim turtle_teleop_key</text:span></text:p>
      <text:p text:style-name="Preformatted_20_Text"><text:span text:style-name="Source_20_Text"/></text:p>
      <text:p text:style-name="P2"><text:soft-page-break/><text:span text:style-name="Source_20_Text"><text:s text:c="5"/>在上面的终端窗口，按方向键就可以指挥小海龟了</text:span></text:p>
      <text:p text:style-name="P2"><text:span text:style-name="Source_20_Text"/></text:p>
      <text:p text:style-name="P5"><text:span text:style-name="Source_20_Text">安装pycharm</text:span></text:p>
      <text:p text:style-name="P5"><text:span text:style-name="Source_20_Text">参考网站：</text:span><text:a xlink:type="simple" xlink:href="https://www.xdbcb8.com/archives/2450.html" text:style-name="Internet_20_link" text:visited-style-name="Visited_20_Internet_20_Link"><text:span text:style-name="Source_20_Text">https://www.xdbcb8.com/archives/2450.html</text:span></text:a></text:p>
      <text:p text:style-name="P6"><text:span text:style-name="Source_20_Text">搭建gazebo仿真环境：</text:span></text:p>
      <text:p text:style-name="P6"><text:span text:style-name="Source_20_Text">参考网站：</text:span><text:a xlink:type="simple" xlink:href="https://blog.csdn.net/weixin_42646103/article/details/112585940" text:style-name="Internet_20_link" text:visited-style-name="Visited_20_Internet_20_Link"><text:span text:style-name="Source_20_Text">https://blog.csdn.net/weixin_42646103/article/details/112585940</text:span></text:a></text:p>
      <text:p text:style-name="P6"><text:span text:style-name="Source_20_Text">执行</text:span></text:p>
      <text:p text:style-name="P6"><text:span text:style-name="Source_20_Text"><text:tab/>pip2 install pandas jinja2 pyserial cerberus pyulog numpy toml pyquaternion</text:span></text:p>
      <text:p text:style-name="Preformatted_20_Text"/>
      <text:p text:style-name="P2"><text:span text:style-name="Source_20_Text"><text:tab/>pip3 install packaging numpy empy toml pyyaml jinja2</text:span></text:p>
      <text:p text:style-name="P6"><text:span text:style-name="Source_20_Text">报错</text:span></text:p>
      <text:p text:style-name="P6"><text:span text:style-name="Source_20_Text">Could not find a version that satisfies the requirement pandas (from versions: )</text:span></text:p>
      <text:p text:style-name="P6"><text:span text:style-name="Source_20_Text">No matching distribution found for pandas</text:span></text:p>
      <text:p text:style-name="P6"><text:span text:style-name="Source_20_Text">解决：#若未报错不需要输入这两行命令</text:span></text:p>
      <text:p text:style-name="P6"><text:span text:style-name="Source_20_Text">pip install --upgrade setuptools -i http://pypi.douban.com/simple/ --trusted-host pypi.douban.com</text:span></text:p>
      <text:p text:style-name="Preformatted_20_Text"><text:span text:style-name="Source_20_Text"/></text:p>
      <text:p text:style-name="P2"><text:span text:style-name="Source_20_Text">python -m pip install --upgrade pip -i http://pypi.douban.com/simple/ --trusted-host pypi.douban.com</text:span></text:p>
      <text:p text:style-name="P7"><text:span text:style-name="Source_20_Text">备注：</text:span></text:p>
      <text:p text:style-name="P7"><text:span text:style-name="Source_20_Text">出现报错（由于网络原因）在后面加上 -i http://pypi.douban.com/simple/ --trusted-host pypi.douban.com</text:span></text:p>
      <text:p text:style-name="P7"><text:span text:style-name="Source_20_Text">第四步</text:span></text:p>
      <text:p text:style-name="P2"><text:span text:style-name="Source_20_Text">sudo ./install_geographiclib_datasets.sh</text:span></text:p>
      <text:p text:style-name="P2"><text:span text:style-name="Source_20_Text">Installing GeographicLib geoids egm96-5</text:span></text:p>
      <text:p text:style-name="P2"><text:span text:style-name="Source_20_Text">Installing GeographicLib gravity egm96</text:span></text:p>
      <text:p text:style-name="P2"><text:span text:style-name="Source_20_Text">Error while installing GeographicLib gravity egm96</text:span></text:p>
      <text:p text:style-name="P2"><text:span text:style-name="Source_20_Text">Installing GeographicLib magnetic emm2015</text:span></text:p>
      <text:p text:style-name="P2"><text:span text:style-name="Source_20_Text">Error while installing GeographicLib magnetic emm2015</text:span></text:p>
      <text:p text:style-name="P8"><text:span text:style-name="Source_20_Text">原因：网络问题，第二天白天就可以正常安装。</text:span></text:p>
      <text:p text:style-name="P2"><text:span text:style-name="Source_20_Text"/></text:p>
      <text:p text:style-name="P6"><text:soft-page-break/><text:span text:style-name="Source_20_Text"/></text:p>
      <text:p text:style-name="P5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8:27:21.592235110</meta:creation-date>
    <dc:date>2021-01-16T11:18:52.237984251</dc:date>
    <meta:editing-duration>PT4H20M1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62" meta:word-count="435" meta:character-count="1954" meta:non-whitespace-character-count="1819"/>
  </office:meta>
</office:document-meta>
</file>